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padding="0.028in"/>
    </style:style>
    <style:style style:name="ce1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98"/>
        <table:table-column table:style-name="co5" table:default-cell-style-name="ce109"/>
        <table:table-column table:style-name="co6" table:default-cell-style-name="ce109"/>
        <table:table-column table:style-name="co7" table:default-cell-style-name="ce29"/>
        <table:table-column table:style-name="co8" table:default-cell-style-name="ce29"/>
        <table:table-column table:style-name="co9" table:default-cell-style-name="ce104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99"/>
        <table:table-column table:style-name="co16" table:default-cell-style-name="ce186"/>
        <table:table-column table:style-name="co17" table:default-cell-style-name="ce109"/>
        <table:table-column table:style-name="co18" table:default-cell-style-name="ce183"/>
        <table:table-column table:style-name="co19" table:default-cell-style-name="ce183"/>
        <table:table-column table:style-name="co20" table:default-cell-style-name="ce186"/>
        <table:table-column table:style-name="co21" table:default-cell-style-name="ce87"/>
        <table:table-column table:style-name="co22" table:default-cell-style-name="ce183"/>
        <table:table-column table:style-name="co23" table:default-cell-style-name="ce183"/>
        <table:table-column table:style-name="co24" table:default-cell-style-name="ce183"/>
        <table:table-column table:style-name="co25" table:number-columns-repeated="2" table:default-cell-style-name="ce183"/>
        <table:table-column table:style-name="co26" table:default-cell-style-name="ce186"/>
        <table:table-column table:style-name="co27" table:default-cell-style-name="ce159"/>
        <table:table-column table:style-name="co31" table:default-cell-style-name="ce96"/>
        <table:table-column table:style-name="co32" table:default-cell-style-name="ce207"/>
        <table:table-column table:style-name="co33" table:number-columns-repeated="230" table:default-cell-style-name="ce183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3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588" calcext:value-type="float">
            <text:p>40.19588</text:p>
          </table:table-cell>
          <table:table-cell table:style-name="ce99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30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4P</text:p>
          </table:table-cell>
          <table:table-cell table:style-name="ce111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pul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arcelona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4P</text:p>
          </table:table-cell>
          <table:table-cell table:style-name="ce111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pul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arcelona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4P</text:p>
          </table:table-cell>
          <table:table-cell table:style-name="ce111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pul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arcelona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1"/>
          <table:table-cell table:style-name="ce111" office:value-type="string" calcext:value-type="string">
            <text:p>Apul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arcelon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1" office:value-type="string" calcext:value-type="string">
            <text:p>Langenwang</text:p>
          </table:table-cell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roat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CSS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roat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CSS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1" office:value-type="string" calcext:value-type="string">
            <text:p>SRB</text:p>
          </table:table-cell>
          <table:table-cell table:style-name="ce152" table:number-columns-repeated="2"/>
          <table:table-cell table:style-name="ce111"/>
          <table:table-cell table:style-name="ce4"/>
          <table:table-cell table:style-name="ce191" office:value-type="string" calcext:value-type="string">
            <text:p>SP</text:p>
          </table:table-cell>
          <table:table-cell table:style-name="ce152" table:number-columns-repeated="3"/>
          <table:table-cell table:style-name="ce191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1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1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1"/>
          <table:table-cell table:style-name="ce4"/>
          <table:table-cell table:style-name="ce191" office:value-type="string" calcext:value-type="string">
            <text:p>SP</text:p>
          </table:table-cell>
          <table:table-cell table:style-name="ce152" table:number-columns-repeated="3"/>
          <table:table-cell table:style-name="ce191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1"/>
          <table:table-cell table:style-name="ce4"/>
          <table:table-cell table:style-name="ce191" office:value-type="string" calcext:value-type="string">
            <text:p>SP</text:p>
          </table:table-cell>
          <table:table-cell table:style-name="ce152" table:number-columns-repeated="3"/>
          <table:table-cell table:style-name="ce191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1"/>
          <table:table-cell table:style-name="ce4"/>
          <table:table-cell table:style-name="ce191" office:value-type="string" calcext:value-type="string">
            <text:p>SP</text:p>
          </table:table-cell>
          <table:table-cell table:style-name="ce152" table:number-columns-repeated="3"/>
          <table:table-cell table:style-name="ce191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59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1" office:value-type="string" calcext:value-type="string">
            <text:p>Kosiv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GeoAz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ldav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IEP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ldav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IEP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ldav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IEP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43" calcext:value-type="float">
            <text:p>48.543</text:p>
          </table:table-cell>
          <table:table-cell table:style-name="ce99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GeoAz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59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1" office:value-type="string" calcext:value-type="string">
            <text:p>Nyzhne Selyshe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GeoAz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99" office:value-type="float" office:value="48.025" calcext:value-type="float">
            <text:p>48.025</text:p>
          </table:table-cell>
          <table:table-cell table:style-name="ce99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GeoAz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style-name="ce159" table:number-columns-repeated="5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" calcext:value-type="float">
            <text:p>49.016</text:p>
          </table:table-cell>
          <table:table-cell table:style-name="ce99" office:value-type="float" office:value="22.623" calcext:value-type="float">
            <text:p>22.623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52" office:value-type="string" calcext:value-type="string">
            <text:p>SP</text:p>
          </table:table-cell>
          <table:table-cell table:style-name="ce152" table:number-columns-repeated="3"/>
          <table:table-cell table:style-name="ce191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1" office:value-type="string" calcext:value-type="string">
            <text:p>Neo Petritsi, Serre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1" office:value-type="string" calcext:value-type="string">
            <text:p>Dram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1" office:value-type="string" calcext:value-type="string">
            <text:p>Xanth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1" office:value-type="string" calcext:value-type="string">
            <text:p>Abder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1" office:value-type="string" calcext:value-type="string">
            <text:p>Maronia-Sapes, Petrot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1" office:value-type="string" calcext:value-type="string">
            <text:p>Mavrokklis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1" office:value-type="string" calcext:value-type="string">
            <text:p>Mesimer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1" office:value-type="string" calcext:value-type="string">
            <text:p>Rentin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1" office:value-type="string" calcext:value-type="string">
            <text:p>Kriovris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1" office:value-type="string" calcext:value-type="string">
            <text:p>Veroi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1" office:value-type="string" calcext:value-type="string">
            <text:p>Katacha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1" office:value-type="string" calcext:value-type="string">
            <text:p>Katsika, Petralon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1" office:value-type="string" calcext:value-type="string">
            <text:p>Dolian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1" office:value-type="string" calcext:value-type="string">
            <text:p>Vouvous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1" office:value-type="string" calcext:value-type="string">
            <text:p>Livadero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1" office:value-type="string" calcext:value-type="string">
            <text:p>Meteora, Kalambak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1" office:value-type="string" calcext:value-type="string">
            <text:p>Lakeri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1" office:value-type="string" calcext:value-type="string">
            <text:p>Itamo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1" office:value-type="string" calcext:value-type="string">
            <text:p>Thetidio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1" office:value-type="string" calcext:value-type="string">
            <text:p>Monastery Panagia Xenia, Sourp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1" office:value-type="string" calcext:value-type="string">
            <text:p>Rovie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1" office:value-type="string" calcext:value-type="string">
            <text:p>Mousounits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1" office:value-type="string" calcext:value-type="string">
            <text:p>Sagmata Monastery, Thev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1" office:value-type="string" calcext:value-type="string">
            <text:p>Kouvelles, Euboe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1" office:value-type="string" calcext:value-type="string">
            <text:p>Kastro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1" office:value-type="string" calcext:value-type="string">
            <text:p>Dox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1" office:value-type="string" calcext:value-type="string">
            <text:p>Achladokambo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1" office:value-type="string" calcext:value-type="string">
            <text:p>Kephala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1" office:value-type="string" calcext:value-type="string">
            <text:p>Zaraka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1" office:value-type="string" calcext:value-type="string">
            <text:p>Lefktro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1" office:value-type="string" calcext:value-type="string">
            <text:p>Pelince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1" office:value-type="string" calcext:value-type="string">
            <text:p>Popova Sapka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1" office:value-type="string" calcext:value-type="string">
            <text:p>Mokliski Manastir, Opstina Kavadarci, Mrezhichko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1" office:value-type="string" calcext:value-type="string">
            <text:p>Novo Selo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G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1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11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4P</text:p>
          </table:table-cell>
          <table:table-cell table:style-name="ce111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1" office:value-type="string" calcext:value-type="string">
            <text:p>Sardi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GIP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/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1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1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1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1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1" office:value-type="string" calcext:value-type="string">
            <text:p>BerZag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AC</text:p>
          </table:table-cell>
          <table:table-cell table:style-name="ce111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1" office:value-type="string" calcext:value-type="string">
            <text:p>Leskoviku</text:p>
          </table:table-cell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30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30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30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30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+Frankfur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+Frankfur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+Frankfur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1" office:value-type="string" calcext:value-type="string">
            <text:p>N.Macedonia</text:p>
          </table:table-cell>
          <table:table-cell table:style-name="ce159" table:number-columns-repeated="2"/>
          <table:table-cell table:style-name="ce111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+Frankfurt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6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6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6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6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6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TV</text:p>
          </table:table-cell>
          <table:table-cell table:style-name="ce111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1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 office:value-type="string" calcext:value-type="string">
            <text:p>Centaur </text:p>
          </table:table-cell>
          <table:table-cell table:style-name="ce159" table:number-columns-repeated="2"/>
          <table:table-cell table:style-name="ce191" office:value-type="string" calcext:value-type="string">
            <text:p>Bologna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1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1" office:value-type="string" calcext:value-type="string">
            <text:p>Burzy, 71068, Saone-et-Loire, Bourgogne-Franche-Comt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1" office:value-type="string" calcext:value-type="string">
            <text:p>Saint-Fargeol ,03231, Allier, Auvergne-Rhone-Alpes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1" office:value-type="string" calcext:value-type="string">
            <text:p>Montrollet ,16231, Charente, Nouvelle-Aquitain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1" office:value-type="string" calcext:value-type="string">
            <text:p>Pommiers-en-Forez, 42173, Loire, Auvergne-Rhône-Alpes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1" office:value-type="string" calcext:value-type="string">
            <text:p>Solignac ,87192, Haute-Vienne, Nouvelle-Aquitain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1" office:value-type="string" calcext:value-type="string">
            <text:p>Saint-Michel-d'Aurance, 07276, Ardeche, Auvergne-Rhone-Alpes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1" office:value-type="string" calcext:value-type="string">
            <text:p>Valvigneres, 07332, Ardeche, Auvergne-Rhone-Alpes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1" office:value-type="string" calcext:value-type="string">
            <text:p>Bruniquel, 82026, Tarn-et-Garonne, Occitani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1" office:value-type="string" calcext:value-type="string">
            <text:p>La Capelle-et-Masmolene, 30067, Gard, Occitani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1" office:value-type="string" calcext:value-type="string">
            <text:p>Le Souli, 34305, Hrault, Occitanie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1" office:value-type="string" calcext:value-type="string">
            <text:p>BiHsrp</text:p>
          </table:table-cell>
          <table:table-cell table:style-name="ce159" table:number-columns-repeated="2"/>
          <table:table-cell table:style-name="ce111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T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1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1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1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1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1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1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1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1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1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1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1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1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1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1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1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1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1" office:value-type="string" calcext:value-type="string">
            <text:p>Toplit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1" office:value-type="string" calcext:value-type="string">
            <text:p>Zatren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1" office:value-type="string" calcext:value-type="string">
            <text:p>Cremenar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1" office:value-type="string" calcext:value-type="string">
            <text:p>Fulgeris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1" office:value-type="string" calcext:value-type="string">
            <text:p>Vlascen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1" office:value-type="string" calcext:value-type="string">
            <text:p>Segarce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+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1" office:value-type="string" calcext:value-type="string">
            <text:p>Ipotest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1" office:value-type="string" calcext:value-type="string">
            <text:p>Chirnog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+UniWien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1" office:value-type="string" calcext:value-type="string">
            <text:p>Sambata_de_Sus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+UniWien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/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1" office:value-type="string" calcext:value-type="string">
            <text:p>Giurgen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1" office:value-type="string" calcext:value-type="string">
            <text:p>Sofronea 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Oulu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1" office:value-type="string" calcext:value-type="string">
            <text:p>Valea_Seac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95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1" office:value-type="string" calcext:value-type="string">
            <text:p>Helsinki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/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1" office:value-type="string" calcext:value-type="string">
            <text:p>Botosan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Helsinki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1" office:value-type="string" calcext:value-type="string">
            <text:p>GIPP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1" office:value-type="string" calcext:value-type="string">
            <text:p>Plaiu Cornului, Prahova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1" office:value-type="string" calcext:value-type="string">
            <text:p>GIPP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1" office:value-type="string" calcext:value-type="string">
            <text:p>Stupina, Măicăneșt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1" office:value-type="string" calcext:value-type="string">
            <text:p>GIPP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1" office:value-type="string" calcext:value-type="string">
            <text:p>Valea Mare, Colonesti, Bacau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1" office:value-type="string" calcext:value-type="string">
            <text:p>GIPP+IRS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1" office:value-type="string" calcext:value-type="string">
            <text:p>Singureni</text:p>
          </table:table-cell>
          <table:table-cell table:style-name="ce111" office:value-type="string" calcext:value-type="string">
            <text:p>Romania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1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1" office:value-type="string" calcext:value-type="string">
            <text:p>SP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Denmark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37" office:value-type="float" office:value="48.634316" calcext:value-type="float">
            <text:p>48.634316</text:p>
          </table:table-cell>
          <table:table-cell table:style-name="ce137" office:value-type="float" office:value="14.732612" calcext:value-type="float">
            <text:p>14.73261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1" office:value-type="string" calcext:value-type="string">
            <text:p>Dráchov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1" office:value-type="string" calcext:value-type="string">
            <text:p>Loreta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1" office:value-type="string" calcext:value-type="string">
            <text:p>Szaknyer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1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1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1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1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1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1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1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1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1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1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1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1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1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1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1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GIPP+CarP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1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1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1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1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11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11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1" office:value-type="string" calcext:value-type="string">
            <text:p>Agasegyhaza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1" office:value-type="string" calcext:value-type="string">
            <text:p>Ujtikos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1" office:value-type="string" calcext:value-type="string">
            <text:p>Kisujszallas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1" office:value-type="string" calcext:value-type="string">
            <text:p>Tiszakecske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1" office:value-type="string" calcext:value-type="string">
            <text:p>Doc</text:p>
          </table:table-cell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EPSS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1" office:value-type="string" calcext:value-type="string">
            <text:p>Centaur</text:p>
          </table:table-cell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1" office:value-type="string" calcext:value-type="string">
            <text:p>Berane</text:p>
          </table:table-cell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1" office:value-type="string" calcext:value-type="string">
            <text:p>Žabljak</text:p>
          </table:table-cell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1" office:value-type="string" calcext:value-type="string">
            <text:p>Peja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1" office:value-type="string" calcext:value-type="string">
            <text:p>Plav</text:p>
          </table:table-cell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Munich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style-name="ce152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1"/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1" office:value-type="string" calcext:value-type="string">
            <text:p>Stebnicka Huta</text:p>
          </table:table-cell>
          <table:table-cell table:style-name="ce111" office:value-type="string" calcext:value-type="string">
            <text:p>Slovakia</text:p>
          </table:table-cell>
          <table:table-cell table:style-name="ce159" table:number-columns-repeated="2"/>
          <table:table-cell table:style-name="ce111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1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11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1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5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1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1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1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1" office:value-type="string" calcext:value-type="string">
            <text:p>Witanowice</text:p>
          </table:table-cell>
          <table:table-cell table:style-name="ce111" office:value-type="string" calcext:value-type="string">
            <text:p>Poland</text:p>
          </table:table-cell>
          <table:table-cell table:style-name="ce159" table:number-columns-repeated="2"/>
          <table:table-cell table:style-name="ce111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PL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1" office:value-type="string" calcext:value-type="string">
            <text:p>Kleť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1" office:value-type="string" calcext:value-type="string">
            <text:p>Maruška</text:p>
          </table:table-cell>
          <table:table-cell table:style-name="ce111" office:value-type="string" calcext:value-type="string">
            <text:p>CZ</text:p>
          </table:table-cell>
          <table:table-cell table:style-name="ce159" table:number-columns-repeated="2"/>
          <table:table-cell table:style-name="ce111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IG CAS CZ</text:p>
          </table:table-cell>
          <table:table-cell table:style-name="ce195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Z6</text:p>
          </table:table-cell>
          <table:table-cell table:style-name="ce111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1"/>
          <table:table-cell table:style-name="ce111" office:value-type="string" calcext:value-type="string">
            <text:p>German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1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1" office:value-type="string" calcext:value-type="string">
            <text:p>Greece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1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1" office:value-type="string" calcext:value-type="string">
            <text:p>France</text:p>
          </table:table-cell>
          <table:table-cell table:style-name="ce159" table:number-columns-repeated="2"/>
          <table:table-cell table:style-name="ce111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/>
          <table:table-cell table:style-name="ce111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1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1"/>
          <table:table-cell table:style-name="ce111" office:value-type="string" calcext:value-type="string">
            <text:p>Hungary</text:p>
          </table:table-cell>
          <table:table-cell table:style-name="ce159" table:number-columns-repeated="2"/>
          <table:table-cell table:style-name="ce111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el</text:p>
          </table:table-cell>
          <table:table-cell table:style-name="ce195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1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3" table:number-rows-repeated="10">
          <table:table-cell/>
          <table:table-cell table:style-name="ce111"/>
          <table:table-cell table:style-name="ce22"/>
          <table:table-cell table:style-name="ce34"/>
          <table:table-cell table:style-name="ce159"/>
          <table:table-cell table:style-name="ce63"/>
          <table:table-cell table:style-name="ce111" table:number-columns-repeated="2"/>
          <table:table-cell table:style-name="ce159" table:number-columns-repeated="2"/>
          <table:table-cell table:style-name="ce111"/>
          <table:table-cell table:style-name="ce98"/>
          <table:table-cell table:style-name="ce191"/>
          <table:table-cell table:style-name="ce111"/>
          <table:table-cell table:style-name="ce159" table:number-columns-repeated="2"/>
          <table:table-cell table:style-name="ce191"/>
          <table:table-cell table:style-name="ce195"/>
          <table:table-cell table:style-name="ce159" table:number-columns-repeated="5"/>
          <table:table-cell table:style-name="ce191"/>
          <table:table-cell/>
          <table:table-cell table:style-name="ce205"/>
          <table:table-cell table:number-columns-repeated="998"/>
        </table:table-row>
        <table:table-row table:style-name="ro3" table:number-rows-repeated="75">
          <table:table-cell/>
          <table:table-cell table:style-name="ce111" table:number-columns-repeated="2"/>
          <table:table-cell table:style-name="ce98" table:number-columns-repeated="2"/>
          <table:table-cell table:style-name="ce105"/>
          <table:table-cell table:style-name="ce111" table:number-columns-repeated="2"/>
          <table:table-cell table:style-name="ce159" table:number-columns-repeated="2"/>
          <table:table-cell table:style-name="ce111"/>
          <table:table-cell table:style-name="ce98"/>
          <table:table-cell table:style-name="ce191"/>
          <table:table-cell table:style-name="ce111"/>
          <table:table-cell table:style-name="ce159" table:number-columns-repeated="2"/>
          <table:table-cell table:style-name="ce191"/>
          <table:table-cell table:style-name="ce195"/>
          <table:table-cell table:style-name="ce159" table:number-columns-repeated="5"/>
          <table:table-cell table:style-name="ce191"/>
          <table:table-cell/>
          <table:table-cell table:style-name="ce205"/>
          <table:table-cell table:number-columns-repeated="998"/>
        </table:table-row>
        <table:table-row table:style-name="ro3" table:number-rows-repeated="417">
          <table:table-cell table:number-columns-repeated="1024"/>
        </table:table-row>
        <table:table-row table:style-name="ro6" table:number-rows-repeated="104761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2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1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1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1"/>
          <table:table-cell table:style-name="ce191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1"/>
          <table:table-cell table:style-name="ce191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1" office:value-type="string" calcext:value-type="string">
            <text:p>Kiel</text:p>
          </table:table-cell>
          <table:table-cell table:style-name="ce159" table:number-columns-repeated="7"/>
          <table:table-cell table:style-name="ce191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1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1"/>
          <table:table-cell table:style-name="ce191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1" office:value-type="string" calcext:value-type="string">
            <text:p>Kiel</text:p>
          </table:table-cell>
          <table:table-cell table:style-name="ce159" table:number-columns-repeated="7"/>
          <table:table-cell table:style-name="ce191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1"/>
          <table:table-cell table:style-name="ce191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1"/>
          <table:table-cell table:style-name="ce191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1"/>
          <table:table-cell/>
          <table:table-cell table:style-name="ce191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1"/>
          <table:table-cell/>
          <table:table-cell table:style-name="ce191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1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1"/>
          <table:table-cell/>
          <table:table-cell table:style-name="ce191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1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1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1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1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1"/>
          <table:table-cell table:style-name="ce191" office:value-type="string" calcext:value-type="string">
            <text:p>Serb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1"/>
          <table:table-cell table:style-name="ce191" office:value-type="string" calcext:value-type="string">
            <text:p>N.Macedon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6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1"/>
          <table:table-cell table:style-name="ce191" office:value-type="string" calcext:value-type="string">
            <text:p>N.Macedon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6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1"/>
          <table:table-cell table:style-name="ce191" office:value-type="string" calcext:value-type="string">
            <text:p>N.Macedon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6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1Y</text:p>
          </table:table-cell>
          <table:table-cell table:style-name="ce111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1"/>
          <table:table-cell table:style-name="ce191" office:value-type="string" calcext:value-type="string">
            <text:p>N.Macedon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Bochum</text:p>
          </table:table-cell>
          <table:table-cell table:style-name="ce159" table:number-columns-repeated="7"/>
          <table:table-cell table:style-name="ce191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6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1" office:value-type="string" calcext:value-type="string">
            <text:p>Albania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KIT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UkraineCoast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11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1"/>
          <table:table-cell table:style-name="ce111" office:value-type="string" calcext:value-type="string">
            <text:p>UkraineCoast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new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1" office:value-type="string" calcext:value-type="string">
            <text:p>UkraineCarp</text:p>
          </table:table-cell>
          <table:table-cell table:style-name="ce159" table:number-columns-repeated="2"/>
          <table:table-cell table:style-name="ce111"/>
          <table:table-cell table:style-name="ce159"/>
          <table:table-cell table:style-name="ce191" office:value-type="string" calcext:value-type="string">
            <text:p>SP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N-A</text:p>
          </table:table-cell>
          <table:table-cell table:style-name="ce195"/>
          <table:table-cell table:style-name="ce159" table:number-columns-repeated="5"/>
          <table:table-cell table:style-name="ce191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7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1" office:value-type="string" calcext:value-type="string">
            <text:p>7B</text:p>
          </table:table-cell>
          <table:table-cell table:style-name="ce111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1"/>
          <table:table-cell table:style-name="ce111" office:value-type="string" calcext:value-type="string">
            <text:p>Austria</text:p>
          </table:table-cell>
          <table:table-cell table:style-name="ce159" table:number-columns-repeated="2"/>
          <table:table-cell table:style-name="ce111"/>
          <table:table-cell table:style-name="ce98"/>
          <table:table-cell table:style-name="ce191" office:value-type="string" calcext:value-type="string">
            <text:p>PACASE</text:p>
          </table:table-cell>
          <table:table-cell table:style-name="ce111"/>
          <table:table-cell table:style-name="ce159" table:number-columns-repeated="2"/>
          <table:table-cell table:style-name="ce191" office:value-type="string" calcext:value-type="string">
            <text:p>UniWien</text:p>
          </table:table-cell>
          <table:table-cell table:style-name="ce195"/>
          <table:table-cell table:style-name="ce159" table:number-columns-repeated="5"/>
          <table:table-cell table:style-name="ce191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time-style style:name="N10123" number:language="en" number:country="US">
      <number:hours/>
      <number:text>:</number:text>
      <number:minutes number:style="long"/>
    </number:tim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day/>
      <number:text>-</number:text>
      <number:month number:textual="true"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4T13:25:34.030256778</dc:date>
    <meta:editing-cycles>844</meta:editing-cycles>
    <meta:editing-duration>P24DT6H31M1S</meta:editing-duration>
    <meta:generator>LibreOffice/7.3.7.2$Linux_X86_64 LibreOffice_project/30$Build-2</meta:generator>
    <meta:document-statistic meta:table-count="2" meta:cell-count="7497" meta:object-count="1"/>
  </office:meta>
</office:document-meta>
</file>